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color="#d4d4d4" loext:opacity="100%" style:font-name="Consolas" fo:font-size="16pt" fo:font-weight="normal" officeooo:rsid="0023465e" officeooo:paragraph-rsid="0023465e" fo:background-color="#1e1e1e" style:font-size-asian="16pt" style:font-size-complex="16pt"/>
    </style:style>
    <style:style style:name="P2" style:family="paragraph" style:parent-style-name="Standard">
      <style:paragraph-properties style:line-height-at-least="0.402cm"/>
      <style:text-properties fo:color="#d4d4d4" loext:opacity="100%" fo:font-size="16pt" fo:background-color="#1e1e1e" style:font-size-asian="16pt" style:font-size-complex="16pt"/>
    </style:style>
    <style:style style:name="P3" style:family="paragraph" style:parent-style-name="Standard">
      <style:text-properties fo:font-size="16pt" officeooo:rsid="001fa735" officeooo:paragraph-rsid="001fa735" style:font-size-asian="16pt" style:font-size-complex="16pt"/>
    </style:style>
    <style:style style:name="P4" style:family="paragraph" style:parent-style-name="Standard">
      <style:text-properties fo:font-size="16pt" officeooo:paragraph-rsid="001fa735" style:font-size-asian="16pt" style:font-size-complex="16pt"/>
    </style:style>
    <style:style style:name="P5" style:family="paragraph" style:parent-style-name="Standard">
      <style:text-properties fo:font-size="16pt" officeooo:paragraph-rsid="002070e3" style:font-size-asian="16pt" style:font-size-complex="16pt"/>
    </style:style>
    <style:style style:name="P6" style:family="paragraph" style:parent-style-name="Standard">
      <style:text-properties fo:font-size="16pt" officeooo:rsid="002070e3" officeooo:paragraph-rsid="002070e3" style:font-size-asian="16pt" style:font-size-complex="16pt"/>
    </style:style>
    <style:style style:name="P7" style:family="paragraph" style:parent-style-name="Standard">
      <style:text-properties fo:font-size="16pt" officeooo:rsid="0023465e" officeooo:paragraph-rsid="0023465e" style:font-size-asian="16pt" style:font-size-complex="16pt"/>
    </style:style>
    <style:style style:name="P8" style:family="paragraph" style:parent-style-name="Standard">
      <style:text-properties fo:font-size="16pt" officeooo:rsid="00213299" officeooo:paragraph-rsid="00213299" style:font-size-asian="16pt" style:font-size-complex="16pt"/>
    </style:style>
    <style:style style:name="P9" style:family="paragraph" style:parent-style-name="Standard">
      <style:text-properties fo:font-size="16pt" officeooo:rsid="002432ee" officeooo:paragraph-rsid="002432ee" style:font-size-asian="16pt" style:font-size-complex="16pt"/>
    </style:style>
    <style:style style:name="P10" style:family="paragraph" style:parent-style-name="Standard">
      <style:text-properties fo:font-size="16pt" officeooo:paragraph-rsid="00259ad7" style:font-size-asian="16pt" style:font-size-complex="16pt"/>
    </style:style>
    <style:style style:name="P11" style:family="paragraph" style:parent-style-name="Standard">
      <style:text-properties fo:color="#d4d4d4" loext:opacity="100%" style:font-name="Consolas" fo:font-size="16pt" fo:font-weight="normal" officeooo:paragraph-rsid="0023465e" fo:background-color="#1e1e1e" style:font-size-asian="16pt" style:font-size-complex="16pt"/>
    </style:style>
    <style:style style:name="P12" style:family="paragraph" style:parent-style-name="Standard">
      <style:paragraph-properties style:line-height-at-least="0.402cm"/>
      <style:text-properties fo:color="#d4d4d4" loext:opacity="100%" style:font-name="Consolas" fo:font-size="16pt" fo:font-weight="normal" fo:background-color="#1e1e1e" style:font-size-asian="16pt" style:font-size-complex="16pt"/>
    </style:style>
    <style:style style:name="P13" style:family="paragraph" style:parent-style-name="Standard">
      <style:text-properties fo:color="#d4d4d4" loext:opacity="100%" style:font-name="Consolas" fo:font-size="16pt" fo:font-weight="normal" officeooo:rsid="002cf012" officeooo:paragraph-rsid="002cf012" fo:background-color="#1e1e1e" style:font-size-asian="16pt" style:font-size-complex="16pt"/>
    </style:style>
    <style:style style:name="P14" style:family="paragraph" style:parent-style-name="Standard">
      <style:paragraph-properties style:line-height-at-least="0.402cm"/>
      <style:text-properties fo:color="#d4d4d4" loext:opacity="100%" fo:font-size="16pt" fo:background-color="#1e1e1e" style:font-size-asian="16pt" style:font-size-complex="16pt"/>
    </style:style>
    <style:style style:name="P15" style:family="paragraph" style:parent-style-name="Standard">
      <style:text-properties fo:color="#6a9955" loext:opacity="100%" style:font-name="Consolas" fo:font-size="16pt" fo:font-weight="normal" officeooo:paragraph-rsid="00296769" fo:background-color="#1e1e1e" style:font-size-asian="16pt" style:font-size-complex="16pt"/>
    </style:style>
    <style:style style:name="P16" style:family="paragraph" style:parent-style-name="Standard">
      <style:text-properties fo:color="#6a9955" loext:opacity="100%" style:font-name="Consolas" fo:font-size="16pt" fo:font-weight="normal" officeooo:rsid="002a87b2" officeooo:paragraph-rsid="002a87b2" fo:background-color="#1e1e1e" style:font-size-asian="16pt" style:font-size-complex="16pt"/>
    </style:style>
    <style:style style:name="P17" style:family="paragraph" style:parent-style-name="Standard">
      <style:text-properties officeooo:paragraph-rsid="002cf012"/>
    </style:style>
    <style:style style:name="P18" style:family="paragraph" style:parent-style-name="Standard">
      <style:text-properties fo:font-size="16pt" officeooo:paragraph-rsid="002c684c" style:font-size-asian="16pt" style:font-size-complex="16pt"/>
    </style:style>
    <style:style style:name="P19" style:family="paragraph" style:parent-style-name="Standard">
      <style:text-properties fo:font-size="16pt" style:font-size-asian="16pt" style:font-size-complex="16pt"/>
    </style:style>
    <style:style style:name="P20" style:family="paragraph" style:parent-style-name="Standard">
      <style:text-properties fo:font-size="16pt" officeooo:rsid="00259ad7" officeooo:paragraph-rsid="00259ad7" style:font-size-asian="16pt" style:font-size-complex="16pt"/>
    </style:style>
    <style:style style:name="P21" style:family="paragraph" style:parent-style-name="Standard">
      <style:text-properties fo:font-size="16pt" officeooo:rsid="00269266" officeooo:paragraph-rsid="00269266" style:font-size-asian="16pt" style:font-size-complex="16pt"/>
    </style:style>
    <style:style style:name="P22" style:family="paragraph" style:parent-style-name="Standard">
      <style:text-properties fo:font-size="16pt" officeooo:paragraph-rsid="00296769" style:font-size-asian="16pt" style:font-size-complex="16pt"/>
    </style:style>
    <style:style style:name="P23" style:family="paragraph" style:parent-style-name="Standard">
      <style:text-properties fo:font-size="16pt" officeooo:rsid="002cf012" officeooo:paragraph-rsid="002cf012" style:font-size-asian="16pt" style:font-size-complex="16pt"/>
    </style:style>
    <style:style style:name="P24" style:family="paragraph" style:parent-style-name="Standard">
      <style:text-properties fo:font-size="16pt" officeooo:rsid="00314743" officeooo:paragraph-rsid="00314743" style:font-size-asian="16pt" style:font-size-complex="16pt"/>
    </style:style>
    <style:style style:name="P25" style:family="paragraph" style:parent-style-name="Standard">
      <style:text-properties fo:font-size="16pt" officeooo:rsid="0032480b" officeooo:paragraph-rsid="0032480b" style:font-size-asian="16pt" style:font-size-complex="16pt"/>
    </style:style>
    <style:style style:name="T1" style:family="text">
      <style:text-properties officeooo:rsid="001fa735"/>
    </style:style>
    <style:style style:name="T2" style:family="text">
      <style:text-properties officeooo:rsid="002070e3"/>
    </style:style>
    <style:style style:name="T3" style:family="text">
      <style:text-properties fo:font-variant="normal" fo:text-transform="none" fo:color="#ececf1" loext:opacity="100%" style:font-name="S hne" fo:letter-spacing="normal" fo:font-style="normal" fo:font-weight="normal"/>
    </style:style>
    <style:style style:name="T4" style:family="text">
      <style:text-properties fo:font-variant="normal" fo:text-transform="none" fo:color="#ffffff" loext:opacity="100%" style:font-name="Söhne Mono" fo:font-size="8.39999961853027pt" fo:letter-spacing="normal" fo:font-style="normal" fo:font-weight="normal"/>
    </style:style>
    <style:style style:name="T5" style:family="text">
      <style:text-properties fo:font-variant="normal" fo:text-transform="none" fo:color="#ffffff" loext:opacity="100%" style:font-name="Söhne Mono" fo:font-size="8.39999961853027pt" fo:letter-spacing="normal" fo:font-style="normal" fo:font-weight="normal" officeooo:rsid="0020f5da" style:font-size-asian="16pt" style:font-size-complex="16pt"/>
    </style:style>
    <style:style style:name="T6" style:family="text">
      <style:text-properties fo:font-variant="normal" fo:text-transform="none" fo:color="#ffffff" loext:opacity="100%" style:font-name="Söhne Mono" fo:letter-spacing="normal" fo:font-style="normal" fo:font-weight="normal" officeooo:rsid="0020f5da"/>
    </style:style>
    <style:style style:name="T7" style:family="text">
      <style:text-properties fo:font-variant="normal" fo:text-transform="none" fo:color="#ffffff" loext:opacity="100%" fo:letter-spacing="normal"/>
    </style:style>
    <style:style style:name="T8" style:family="text">
      <style:text-properties officeooo:rsid="0022a737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weight="normal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weight="normal"/>
    </style:style>
    <style:style style:name="T13" style:family="text">
      <style:text-properties fo:color="#4ec9b0" loext:opacity="100%"/>
    </style:style>
    <style:style style:name="T14" style:family="text">
      <style:text-properties style:font-name="Consolas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weight="normal"/>
    </style:style>
    <style:style style:name="T17" style:family="text">
      <style:text-properties fo:color="#d7ba7d" loext:opacity="100%" style:font-name="Consolas" fo:font-weight="normal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7d655"/>
    </style:style>
    <style:style style:name="T20" style:family="text">
      <style:text-properties fo:font-size="16pt" officeooo:rsid="0020f5da" style:font-size-asian="16pt" style:font-size-complex="16pt"/>
    </style:style>
    <style:style style:name="T21" style:family="text">
      <style:text-properties fo:font-size="16pt" officeooo:rsid="0027d655" style:font-size-asian="16pt" style:font-size-complex="16pt"/>
    </style:style>
    <style:style style:name="T22" style:family="text">
      <style:text-properties fo:font-size="16pt" officeooo:rsid="002cf012" style:font-size-asian="16pt" style:font-size-complex="16pt"/>
    </style:style>
    <style:style style:name="T23" style:family="text">
      <style:text-properties officeooo:rsid="00296769"/>
    </style:style>
    <style:style style:name="T24" style:family="text">
      <style:text-properties fo:color="#6a9955" loext:opacity="100%" style:font-name="Consolas" fo:font-size="8.39999961853027pt" fo:font-weight="normal" fo:background-color="#1e1e1e" loext:char-shading-value="0"/>
    </style:style>
    <style:style style:name="T25" style:family="text">
      <style:text-properties fo:color="#6a9955" loext:opacity="100%" style:font-name="Consolas" fo:font-weight="normal" fo:background-color="#1e1e1e" loext:char-shading-value="0"/>
    </style:style>
    <style:style style:name="T26" style:family="text">
      <style:text-properties officeooo:rsid="002b1c3e"/>
    </style:style>
    <style:style style:name="T27" style:family="text">
      <style:text-properties officeooo:rsid="002cf012"/>
    </style:style>
    <style:style style:name="T28" style:family="text">
      <style:text-properties fo:color="#808080" loext:opacity="100%"/>
    </style:style>
    <style:style style:name="T29" style:family="text">
      <style:text-properties fo:color="#569cd6" loext:opacity="100%"/>
    </style:style>
    <style:style style:name="T30" style:family="text">
      <style:text-properties officeooo:rsid="0020f5da"/>
    </style:style>
    <style:style style:name="T31" style:family="text">
      <style:text-properties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rri dois terminal </text:p>
      <text:p text:style-name="P3">1.NG new <text:s/>CrudTarefa</text:p>
      <text:p text:style-name="P18"><text:span text:style-name="T30">2.</text:span><text:span text:style-name="T6">n</text:span>pm install ngx-bootstrap --save<text:span text:style-name="T30"> <text:s/>, </text:span><text:span text:style-name="T19">se n funcionar(</text:span>nnpm install ngx-bootstrap@latest --save --force <text:s/><text:span text:style-name="T19">)</text:span></text:p>
      <text:p text:style-name="P3">2. <text:s/>no segundo terminal dotnet new webapi -n CrudApi</text:p>
      <text:p text:style-name="P4"><text:span text:style-name="T1">3. </text:span>dotnet add package Microsoft.EntityFrameworkCore </text:p>
      <text:p text:style-name="P5"><text:span text:style-name="T1">4.dotnet add <text:s/>package Microsoft.entityFramework</text:span><text:span text:style-name="T8">Core</text:span><text:span text:style-name="T1">.Relational <text:s/></text:span><text:span text:style-name="T2">(</text:span><text:span text:style-name="T3">p</text:span></text:p>
      <text:p text:style-name="P6">5.d<text:span text:style-name="T1">otnet add <text:s/>package Microsoft.entityFramework</text:span><text:span text:style-name="T8">Core</text:span><text:span text:style-name="T1">.</text:span>tools</text:p>
      <text:p text:style-name="P7">6.dotnet add package Microsoft.EntityFrameworkCore.SqlServerr</text:p>
      <text:p text:style-name="P7">no <text:s/><text:span text:style-name="T18">program</text:span> fica Assim </text:p>
      <text:p text:style-name="P1"><text:span text:style-name="T9">builder</text:span>.<text:span text:style-name="T9">Services</text:span>.<text:span text:style-name="T11">AddDbContext</text:span>&lt;<text:span text:style-name="T13">Contexo</text:span>&gt;(<text:span text:style-name="T9">options</text:span> =&gt;</text:p>
      <text:p text:style-name="P2">            <text:span text:style-name="T10">options</text:span><text:span text:style-name="T14">.</text:span><text:span text:style-name="T12">UseSqlServer</text:span><text:span text:style-name="T14">(</text:span><text:span text:style-name="T10">builder</text:span><text:span text:style-name="T14">.</text:span><text:span text:style-name="T10">Configuration</text:span><text:span text:style-name="T14">.</text:span><text:span text:style-name="T12">GetConnectionString</text:span><text:span text:style-name="T14">(</text:span><text:span text:style-name="T16">"DefaultConnection"</text:span><text:span text:style-name="T14">)));</text:span></text:p>
      <text:p text:style-name="P7"/>
      <text:p text:style-name="P7"><text:span text:style-name="T18">no json</text:span> .</text:p>
      <text:p text:style-name="P11"><text:span text:style-name="T9">"ConnectionStrings"</text:span>: {</text:p>
      <text:p text:style-name="P2">    <text:span text:style-name="T10">"DefaultConnection"</text:span><text:span text:style-name="T14">: </text:span><text:span text:style-name="T16">"Server=LAPTOP-EAANPJ6K</text:span><text:span text:style-name="T17">\\</text:span><text:span text:style-name="T16">SQLEXPRESS;Database=AngularTarefa;Integrated Security=true;TrustServerCertificate=True;"</text:span></text:p>
      <text:p text:style-name="P12">}</text:p>
      <text:p text:style-name="P11"/>
      <text:p text:style-name="P7"/>
      <text:p text:style-name="P8">6.mkdir model cria model c#</text:p>
      <text:p text:style-name="P8"/>
      <text:p text:style-name="P7">7.dotnet ef migrations add criacaoBDa</text:p>
      <text:p text:style-name="P3"/>
      <text:p text:style-name="P3"/>
      <text:p text:style-name="P9">8.pra atualizar o tools banco de dados <text:span text:style-name="T18">dotnet tool update --global dotnet-ef</text:span></text:p>
      <text:p text:style-name="P19"/>
      <text:p text:style-name="P10">9.<text:span text:style-name="T18">dotnet ef migrations add criacaoBDa</text:span> não esquece q tem que ter a key no int </text:p>
      <text:p text:style-name="P19"/>
      <text:p text:style-name="P19"/>
      <text:p text:style-name="P19"/>
      <text:p text:style-name="P20">10.dotnet ef database update</text:p>
      <text:p text:style-name="P20"><text:s/></text:p>
      <text:p text:style-name="P21">11.criar controller <text:s/></text:p>
      <text:p text:style-name="P21"/>
      <text:p text:style-name="P21"><text:soft-page-break/>12.executar a api com dotnet ren e entrar no postman</text:p>
      <text:p text:style-name="P22"><text:span text:style-name="T23">13. se der erro na module </text:span><text:span text:style-name="T25">cria ng generate module app-routing --flat –module=app</text:span></text:p>
      <text:p text:style-name="P15"/>
      <text:p text:style-name="P16">14.depois dos modulos implemetnar service </text:p>
      <text:p text:style-name="P18"><text:span text:style-name="T26">15. se der erro de module dar esse c</text:span>om<text:span text:style-name="T26">a</text:span>ndo npm install –legacy-peer-deps</text:p>
      <text:p text:style-name="P18"/>
      <text:p text:style-name="P18"><text:tab/><text:tab/></text:p>
      <text:p text:style-name="P17"><text:span text:style-name="T22">16. instalar broostrap</text:span></text:p>
      <text:p text:style-name="P23">você da um <text:s/>npm install --save bootstrap e no Index coloca isso </text:p>
      <text:p text:style-name="P13"><text:span text:style-name="T28">&lt;</text:span><text:span text:style-name="T29">link</text:span> <text:span text:style-name="T9">rel</text:span>=<text:span text:style-name="T15">"stylesheet"</text:span> <text:span text:style-name="T9">href</text:span>=<text:span text:style-name="T15">"https://stackpath.bootstrapcdn.com/bootstrap/4.5.2/css/bootstrap.min.css"</text:span><text:span text:style-name="T28">&gt;</text:span></text:p>
      <text:p text:style-name="P23"/>
      <text:p text:style-name="P24">17. pra usar modal de exclusao do broostrap fazer vai no sirte ngx-broostrap e clica documentarion <text:s/>vai em modal e copia o que você quer </text:p>
      <text:p text:style-name="P19"/>
      <text:p text:style-name="P19"/>
      <text:p text:style-name="P25">18 . para usar a propriedade responsive do angular </text:p>
      <text:p text:style-name="P25">npm install @angular/flex-layout</text:p>
      <text:p text:style-name="P25"/>
      <text:p text:style-name="P25">la no module </text:p>
      <text:p text:style-name="P25"><text:span text:style-name="T31">import</text:span><text:span text:style-name="T7"> </text:span><text:span text:style-name="T4">{ </text:span><text:span text:style-name="T31">FlexLayoutModule</text:span><text:span text:style-name="T7"> </text:span><text:span text:style-name="T4">} </text:span><text:span text:style-name="T31">from</text:span><text:span text:style-name="T7"> </text:span><text:span text:style-name="T31">'@angular/flex-layout'</text:span><text:span text:style-name="T4">;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10:38:54.388000000</meta:creation-date>
    <meta:generator>LibreOffice/7.3.1.3$Windows_X86_64 LibreOffice_project/a69ca51ded25f3eefd52d7bf9a5fad8c90b87951</meta:generator>
    <dc:date>2023-03-31T13:09:47.176000000</dc:date>
    <meta:editing-duration>PT10H8M44S</meta:editing-duration>
    <meta:editing-cycles>11</meta:editing-cycles>
    <meta:document-statistic meta:table-count="0" meta:image-count="0" meta:object-count="0" meta:page-count="2" meta:paragraph-count="35" meta:word-count="215" meta:character-count="1766" meta:non-whitespace-character-count="1549"/>
  </office:meta>
</office:document-meta>
</file>